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color="#999999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3.769">
            <text:p>13.769</text:p>
          </table:table-cell>
          <table:table-cell office:value-type="float" office:value="169">
            <text:p>169</text:p>
          </table:table-cell>
          <table:table-cell office:value-type="float" office:value="33.7">
            <text:p>33.7</text:p>
          </table:table-cell>
          <table:table-cell office:value-type="float" office:value="100">
            <text:p>100</text:p>
          </table:table-cell>
          <table:table-cell table:formula="of:=[.F1]/[.$F$1]" office:value-type="float" office:value="1">
            <text:p>1</text:p>
          </table:table-cell>
          <table:table-cell table:formula="of:=POWER((LOG([.F1];2)/LOG([.$F$1];2)); [.$L$1])" office:value-type="float" office:value="1">
            <text:p>1</text:p>
          </table:table-cell>
          <table:table-cell table:formula="of:=[.H1]*[.$C$1]" office:value-type="float" office:value="13.769">
            <text:p>13.769</text:p>
          </table:table-cell>
          <table:table-cell table:formula="of:=[.H1]*[.$E$1]" office:value-type="float" office:value="33.7">
            <text:p>33.7</text:p>
          </table:table-cell>
          <table:table-cell office:value-type="string">
            <text:p>exponent:</text:p>
          </table:table-cell>
          <table:table-cell office:value-type="float" office:value="2.14">
            <text:p>2.1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  <table:table-cell office:value-type="float" office:value="14.591">
            <text:p>14.591</text:p>
          </table:table-cell>
          <table:table-cell office:value-type="float" office:value="144">
            <text:p>144</text:p>
          </table:table-cell>
          <table:table-cell office:value-type="float" office:value="36.508">
            <text:p>36.508</text:p>
          </table:table-cell>
          <table:table-cell office:value-type="float" office:value="120">
            <text:p>120</text:p>
          </table:table-cell>
          <table:table-cell table:formula="of:=[.F2]/[.$F$1]" office:value-type="float" office:value="1.2">
            <text:p>1.2</text:p>
          </table:table-cell>
          <table:table-cell table:formula="of:=POWER((LOG([.F2];2)/LOG([.$F$1];2)); [.$L$1])" office:value-type="float" office:value="1.08663937184122">
            <text:p>1.0866393718</text:p>
          </table:table-cell>
          <table:table-cell table:formula="of:=[.H2]*[.$C$1]" office:value-type="float" office:value="14.9619375108818">
            <text:p>14.9619375109</text:p>
          </table:table-cell>
          <table:table-cell table:formula="of:=[.H2]*[.$E$1]" office:value-type="float" office:value="36.6197468310491">
            <text:p>36.61974683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5.561">
            <text:p>15.561</text:p>
          </table:table-cell>
          <table:table-cell office:value-type="float" office:value="1003">
            <text:p>1003</text:p>
          </table:table-cell>
          <table:table-cell office:value-type="float" office:value="42.965">
            <text:p>42.965</text:p>
          </table:table-cell>
          <table:table-cell office:value-type="float" office:value="144">
            <text:p>144</text:p>
          </table:table-cell>
          <table:table-cell table:formula="of:=[.F3]/[.$F$1]" office:value-type="float" office:value="1.44">
            <text:p>1.44</text:p>
          </table:table-cell>
          <table:table-cell table:formula="of:=POWER((LOG([.F3];2)/LOG([.$F$1];2)); [.$L$1])" office:value-type="float" office:value="1.17712340161022">
            <text:p>1.1771234016</text:p>
          </table:table-cell>
          <table:table-cell table:formula="of:=[.H3]*[.$C$1]" office:value-type="float" office:value="16.2078121167711">
            <text:p>16.2078121168</text:p>
          </table:table-cell>
          <table:table-cell table:formula="of:=[.H3]*[.$E$1]" office:value-type="float" office:value="39.6690586342644">
            <text:p>39.6690586343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8">
            <text:p>68</text:p>
          </table:table-cell>
          <table:table-cell office:value-type="float" office:value="16.312">
            <text:p>16.312</text:p>
          </table:table-cell>
          <table:table-cell office:value-type="float" office:value="330">
            <text:p>330</text:p>
          </table:table-cell>
          <table:table-cell office:value-type="float" office:value="40.343">
            <text:p>40.343</text:p>
          </table:table-cell>
          <table:table-cell office:value-type="float" office:value="172">
            <text:p>172</text:p>
          </table:table-cell>
          <table:table-cell table:formula="of:=[.F4]/[.$F$1]" office:value-type="float" office:value="1.72">
            <text:p>1.72</text:p>
          </table:table-cell>
          <table:table-cell table:formula="of:=POWER((LOG([.F4];2)/LOG([.$F$1];2)); [.$L$1])" office:value-type="float" office:value="1.26902283976861">
            <text:p>1.2690228398</text:p>
          </table:table-cell>
          <table:table-cell table:formula="of:=[.H4]*[.$C$1]" office:value-type="float" office:value="17.473175480774">
            <text:p>17.4731754808</text:p>
          </table:table-cell>
          <table:table-cell table:formula="of:=[.H4]*[.$E$1]" office:value-type="float" office:value="42.7660697002023">
            <text:p>42.7660697002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7">
            <text:p>77</text:p>
          </table:table-cell>
          <table:table-cell office:value-type="float" office:value="18.448">
            <text:p>18.448</text:p>
          </table:table-cell>
          <table:table-cell office:value-type="float" office:value="343">
            <text:p>343</text:p>
          </table:table-cell>
          <table:table-cell office:value-type="float" office:value="47.947">
            <text:p>47.947</text:p>
          </table:table-cell>
          <table:table-cell office:value-type="float" office:value="206">
            <text:p>206</text:p>
          </table:table-cell>
          <table:table-cell table:formula="of:=[.F5]/[.$F$1]" office:value-type="float" office:value="2.06">
            <text:p>2.06</text:p>
          </table:table-cell>
          <table:table-cell table:formula="of:=POWER((LOG([.F5];2)/LOG([.$F$1];2)); [.$L$1])" office:value-type="float" office:value="1.36609234357891">
            <text:p>1.3660923436</text:p>
          </table:table-cell>
          <table:table-cell table:formula="of:=[.H5]*[.$C$1]" office:value-type="float" office:value="18.8097254787381">
            <text:p>18.8097254787</text:p>
          </table:table-cell>
          <table:table-cell table:formula="of:=[.H5]*[.$E$1]" office:value-type="float" office:value="46.0373119786094">
            <text:p>46.037311978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8">
            <text:p>78</text:p>
          </table:table-cell>
          <table:table-cell office:value-type="float" office:value="19.732">
            <text:p>19.732</text:p>
          </table:table-cell>
          <table:table-cell office:value-type="float" office:value="1329">
            <text:p>1329</text:p>
          </table:table-cell>
          <table:table-cell office:value-type="float" office:value="46.988">
            <text:p>46.988</text:p>
          </table:table-cell>
          <table:table-cell office:value-type="float" office:value="247">
            <text:p>247</text:p>
          </table:table-cell>
          <table:table-cell table:formula="of:=[.F6]/[.$F$1]" office:value-type="float" office:value="2.47">
            <text:p>2.47</text:p>
          </table:table-cell>
          <table:table-cell table:formula="of:=POWER((LOG([.F6];2)/LOG([.$F$1];2)); [.$L$1])" office:value-type="float" office:value="1.46762628044459">
            <text:p>1.4676262804</text:p>
          </table:table-cell>
          <table:table-cell table:formula="of:=[.H6]*[.$C$1]" office:value-type="float" office:value="20.2077462554415">
            <text:p>20.2077462554</text:p>
          </table:table-cell>
          <table:table-cell table:formula="of:=[.H6]*[.$E$1]" office:value-type="float" office:value="49.4590056509827">
            <text:p>49.45900565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20.96">
            <text:p>20.96</text:p>
          </table:table-cell>
          <table:table-cell office:value-type="float" office:value="254">
            <text:p>254</text:p>
          </table:table-cell>
          <table:table-cell office:value-type="float" office:value="48.473">
            <text:p>48.473</text:p>
          </table:table-cell>
          <table:table-cell office:value-type="float" office:value="296">
            <text:p>296</text:p>
          </table:table-cell>
          <table:table-cell table:formula="of:=[.F7]/[.$F$1]" office:value-type="float" office:value="2.96">
            <text:p>2.96</text:p>
          </table:table-cell>
          <table:table-cell table:formula="of:=POWER((LOG([.F7];2)/LOG([.$F$1];2)); [.$L$1])" office:value-type="float" office:value="1.5727264690863">
            <text:p>1.5727264691</text:p>
          </table:table-cell>
          <table:table-cell table:formula="of:=[.H7]*[.$C$1]" office:value-type="float" office:value="21.6548707528492">
            <text:p>21.6548707528</text:p>
          </table:table-cell>
          <table:table-cell table:formula="of:=[.H7]*[.$E$1]" office:value-type="float" office:value="53.0008820082082">
            <text:p>53.000882008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">
            <text:p>99</text:p>
          </table:table-cell>
          <table:table-cell office:value-type="float" office:value="22.702">
            <text:p>22.702</text:p>
          </table:table-cell>
          <table:table-cell office:value-type="float" office:value="488">
            <text:p>488</text:p>
          </table:table-cell>
          <table:table-cell office:value-type="float" office:value="50.403">
            <text:p>50.403</text:p>
          </table:table-cell>
          <table:table-cell office:value-type="float" office:value="355">
            <text:p>355</text:p>
          </table:table-cell>
          <table:table-cell table:formula="of:=[.F8]/[.$F$1]" office:value-type="float" office:value="3.55">
            <text:p>3.55</text:p>
          </table:table-cell>
          <table:table-cell table:formula="of:=POWER((LOG([.F8];2)/LOG([.$F$1];2)); [.$L$1])" office:value-type="float" office:value="1.68218989096017">
            <text:p>1.682189891</text:p>
          </table:table-cell>
          <table:table-cell table:formula="of:=[.H8]*[.$C$1]" office:value-type="float" office:value="23.1620726086305">
            <text:p>23.1620726086</text:p>
          </table:table-cell>
          <table:table-cell table:formula="of:=[.H8]*[.$E$1]" office:value-type="float" office:value="56.6897993253576">
            <text:p>56.6897993254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  <table:table-cell office:value-type="float" office:value="23.671">
            <text:p>23.671</text:p>
          </table:table-cell>
          <table:table-cell office:value-type="float" office:value="934">
            <text:p>934</text:p>
          </table:table-cell>
          <table:table-cell office:value-type="float" office:value="57.239">
            <text:p>57.239</text:p>
          </table:table-cell>
          <table:table-cell office:value-type="float" office:value="426">
            <text:p>426</text:p>
          </table:table-cell>
          <table:table-cell table:formula="of:=[.F9]/[.$F$1]" office:value-type="float" office:value="4.26">
            <text:p>4.26</text:p>
          </table:table-cell>
          <table:table-cell table:formula="of:=POWER((LOG([.F9];2)/LOG([.$F$1];2)); [.$L$1])" office:value-type="float" office:value="1.79594259785946">
            <text:p>1.7959425979</text:p>
          </table:table-cell>
          <table:table-cell table:formula="of:=[.H9]*[.$C$1]" office:value-type="float" office:value="24.7283336299269">
            <text:p>24.7283336299</text:p>
          </table:table-cell>
          <table:table-cell table:formula="of:=[.H9]*[.$E$1]" office:value-type="float" office:value="60.5232655478637">
            <text:p>60.5232655479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4">
            <text:p>104</text:p>
          </table:table-cell>
          <table:table-cell office:value-type="float" office:value="25.359">
            <text:p>25.359</text:p>
          </table:table-cell>
          <table:table-cell office:value-type="float" office:value="350">
            <text:p>350</text:p>
          </table:table-cell>
          <table:table-cell office:value-type="float" office:value="56.483">
            <text:p>56.483</text:p>
          </table:table-cell>
          <table:table-cell office:value-type="float" office:value="511">
            <text:p>511</text:p>
          </table:table-cell>
          <table:table-cell table:formula="of:=[.F10]/[.$F$1]" office:value-type="float" office:value="5.11">
            <text:p>5.11</text:p>
          </table:table-cell>
          <table:table-cell table:formula="of:=POWER((LOG([.F10];2)/LOG([.$F$1];2)); [.$L$1])" office:value-type="float" office:value="1.9134115188906">
            <text:p>1.9134115189</text:p>
          </table:table-cell>
          <table:table-cell table:formula="of:=[.H10]*[.$C$1]" office:value-type="float" office:value="26.3457632036047">
            <text:p>26.3457632036</text:p>
          </table:table-cell>
          <table:table-cell table:formula="of:=[.H10]*[.$E$1]" office:value-type="float" office:value="64.4819681866133">
            <text:p>64.4819681866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9">
            <text:p>119</text:p>
          </table:table-cell>
          <table:table-cell office:value-type="float" office:value="27.399">
            <text:p>27.399</text:p>
          </table:table-cell>
          <table:table-cell office:value-type="float" office:value="1234">
            <text:p>1234</text:p>
          </table:table-cell>
          <table:table-cell office:value-type="float" office:value="63.829">
            <text:p>63.829</text:p>
          </table:table-cell>
          <table:table-cell office:value-type="float" office:value="613">
            <text:p>613</text:p>
          </table:table-cell>
          <table:table-cell table:formula="of:=[.F11]/[.$F$1]" office:value-type="float" office:value="6.13">
            <text:p>6.13</text:p>
          </table:table-cell>
          <table:table-cell table:formula="of:=POWER((LOG([.F11];2)/LOG([.$F$1];2)); [.$L$1])" office:value-type="float" office:value="2.03489715977993">
            <text:p>2.0348971598</text:p>
          </table:table-cell>
          <table:table-cell table:formula="of:=[.H11]*[.$C$1]" office:value-type="float" office:value="28.0184989930099">
            <text:p>28.018498993</text:p>
          </table:table-cell>
          <table:table-cell table:formula="of:=[.H11]*[.$E$1]" office:value-type="float" office:value="68.5760342845837">
            <text:p>68.5760342846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1">
            <text:p>111</text:p>
          </table:table-cell>
          <table:table-cell office:value-type="float" office:value="28.643">
            <text:p>28.643</text:p>
          </table:table-cell>
          <table:table-cell office:value-type="float" office:value="287">
            <text:p>287</text:p>
          </table:table-cell>
          <table:table-cell office:value-type="float" office:value="64.268">
            <text:p>64.268</text:p>
          </table:table-cell>
          <table:table-cell office:value-type="float" office:value="735">
            <text:p>735</text:p>
          </table:table-cell>
          <table:table-cell table:formula="of:=[.F12]/[.$F$1]" office:value-type="float" office:value="7.35">
            <text:p>7.35</text:p>
          </table:table-cell>
          <table:table-cell table:formula="of:=POWER((LOG([.F12];2)/LOG([.$F$1];2)); [.$L$1])" office:value-type="float" office:value="2.16003118618242">
            <text:p>2.1600311862</text:p>
          </table:table-cell>
          <table:table-cell table:formula="of:=[.H12]*[.$C$1]" office:value-type="float" office:value="29.7414694025457">
            <text:p>29.7414694025</text:p>
          </table:table-cell>
          <table:table-cell table:formula="of:=[.H12]*[.$E$1]" office:value-type="float" office:value="72.7930509743475">
            <text:p>72.7930509743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3">
            <text:p>133</text:p>
          </table:table-cell>
          <table:table-cell office:value-type="float" office:value="31.291">
            <text:p>31.291</text:p>
          </table:table-cell>
          <table:table-cell office:value-type="float" office:value="610">
            <text:p>610</text:p>
          </table:table-cell>
          <table:table-cell office:value-type="float" office:value="66.313">
            <text:p>66.313</text:p>
          </table:table-cell>
          <table:table-cell office:value-type="float" office:value="882">
            <text:p>882</text:p>
          </table:table-cell>
          <table:table-cell table:formula="of:=[.F13]/[.$F$1]" office:value-type="float" office:value="8.82">
            <text:p>8.82</text:p>
          </table:table-cell>
          <table:table-cell table:formula="of:=POWER((LOG([.F13];2)/LOG([.$F$1];2)); [.$L$1])" office:value-type="float" office:value="2.28974023127977">
            <text:p>2.2897402313</text:p>
          </table:table-cell>
          <table:table-cell table:formula="of:=[.H13]*[.$C$1]" office:value-type="float" office:value="31.5274332444911">
            <text:p>31.5274332445</text:p>
          </table:table-cell>
          <table:table-cell table:formula="of:=[.H13]*[.$E$1]" office:value-type="float" office:value="77.1642457941283">
            <text:p>77.1642457941</text:p>
          </table:table-cell>
          <table:table-cell table:number-columns-repeated="2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8">
            <text:p>138</text:p>
          </table:table-cell>
          <table:table-cell office:value-type="float" office:value="32.347">
            <text:p>32.347</text:p>
          </table:table-cell>
          <table:table-cell office:value-type="float" office:value="787">
            <text:p>787</text:p>
          </table:table-cell>
          <table:table-cell office:value-type="float" office:value="69.653">
            <text:p>69.653</text:p>
          </table:table-cell>
          <table:table-cell office:value-type="float" office:value="1058">
            <text:p>1058</text:p>
          </table:table-cell>
          <table:table-cell table:formula="of:=[.F14]/[.$F$1]" office:value-type="float" office:value="10.58">
            <text:p>10.58</text:p>
          </table:table-cell>
          <table:table-cell table:formula="of:=POWER((LOG([.F14];2)/LOG([.$F$1];2)); [.$L$1])" office:value-type="float" office:value="2.42320460283615">
            <text:p>2.4232046028</text:p>
          </table:table-cell>
          <table:table-cell table:formula="of:=[.H14]*[.$C$1]" office:value-type="float" office:value="33.3651041764509">
            <text:p>33.3651041765</text:p>
          </table:table-cell>
          <table:table-cell table:formula="of:=[.H14]*[.$E$1]" office:value-type="float" office:value="81.6619951155781">
            <text:p>81.6619951156</text:p>
          </table:table-cell>
          <table:table-cell table:number-columns-repeated="2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44">
            <text:p>144</text:p>
          </table:table-cell>
          <table:table-cell office:value-type="float" office:value="34.638">
            <text:p>34.638</text:p>
          </table:table-cell>
          <table:table-cell office:value-type="float" office:value="785">
            <text:p>785</text:p>
          </table:table-cell>
          <table:table-cell office:value-type="float" office:value="74.1">
            <text:p>74.1</text:p>
          </table:table-cell>
          <table:table-cell office:value-type="float" office:value="1269">
            <text:p>1269</text:p>
          </table:table-cell>
          <table:table-cell table:formula="of:=[.F15]/[.$F$1]" office:value-type="float" office:value="12.69">
            <text:p>12.69</text:p>
          </table:table-cell>
          <table:table-cell table:formula="of:=POWER((LOG([.F15];2)/LOG([.$F$1];2)); [.$L$1])" office:value-type="float" office:value="2.5606313646142">
            <text:p>2.5606313646</text:p>
          </table:table-cell>
          <table:table-cell table:formula="of:=[.H15]*[.$C$1]" office:value-type="float" office:value="35.2573332593729">
            <text:p>35.2573332594</text:p>
          </table:table-cell>
          <table:table-cell table:formula="of:=[.H15]*[.$E$1]" office:value-type="float" office:value="86.2932769874984">
            <text:p>86.2932769875</text:p>
          </table:table-cell>
          <table:table-cell table:number-columns-repeated="2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3">
            <text:p>163</text:p>
          </table:table-cell>
          <table:table-cell office:value-type="float" office:value="36.74">
            <text:p>36.74</text:p>
          </table:table-cell>
          <table:table-cell office:value-type="float" office:value="1054">
            <text:p>1054</text:p>
          </table:table-cell>
          <table:table-cell office:value-type="float" office:value="76.839">
            <text:p>76.839</text:p>
          </table:table-cell>
          <table:table-cell office:value-type="float" office:value="1522">
            <text:p>1522</text:p>
          </table:table-cell>
          <table:table-cell table:formula="of:=[.F16]/[.$F$1]" office:value-type="float" office:value="15.22">
            <text:p>15.22</text:p>
          </table:table-cell>
          <table:table-cell table:formula="of:=POWER((LOG([.F16];2)/LOG([.$F$1];2)); [.$L$1])" office:value-type="float" office:value="2.70206185856619">
            <text:p>2.7020618586</text:p>
          </table:table-cell>
          <table:table-cell table:formula="of:=[.H16]*[.$C$1]" office:value-type="float" office:value="37.2046897305978">
            <text:p>37.2046897306</text:p>
          </table:table-cell>
          <table:table-cell table:formula="of:=[.H16]*[.$E$1]" office:value-type="float" office:value="91.0594846336805">
            <text:p>91.0594846337</text:p>
          </table:table-cell>
          <table:table-cell table:number-columns-repeated="2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58">
            <text:p>158</text:p>
          </table:table-cell>
          <table:table-cell office:value-type="float" office:value="37.861">
            <text:p>37.861</text:p>
          </table:table-cell>
          <table:table-cell office:value-type="float" office:value="559">
            <text:p>559</text:p>
          </table:table-cell>
          <table:table-cell office:value-type="float" office:value="80.008">
            <text:p>80.008</text:p>
          </table:table-cell>
          <table:table-cell office:value-type="float" office:value="1826">
            <text:p>1826</text:p>
          </table:table-cell>
          <table:table-cell table:formula="of:=[.F17]/[.$F$1]" office:value-type="float" office:value="18.26">
            <text:p>18.26</text:p>
          </table:table-cell>
          <table:table-cell table:formula="of:=POWER((LOG([.F17];2)/LOG([.$F$1];2)); [.$L$1])" office:value-type="float" office:value="2.84779831634316">
            <text:p>2.8477983163</text:p>
          </table:table-cell>
          <table:table-cell table:formula="of:=[.H17]*[.$C$1]" office:value-type="float" office:value="39.211335017729">
            <text:p>39.2113350177</text:p>
          </table:table-cell>
          <table:table-cell table:formula="of:=[.H17]*[.$E$1]" office:value-type="float" office:value="95.9708032607645">
            <text:p>95.9708032608</text:p>
          </table:table-cell>
          <table:table-cell table:number-columns-repeated="2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7">
            <text:p>167</text:p>
          </table:table-cell>
          <table:table-cell office:value-type="float" office:value="40.289">
            <text:p>40.289</text:p>
          </table:table-cell>
          <table:table-cell office:value-type="float" office:value="605">
            <text:p>605</text:p>
          </table:table-cell>
          <table:table-cell office:value-type="float" office:value="84.627">
            <text:p>84.627</text:p>
          </table:table-cell>
          <table:table-cell office:value-type="float" office:value="2191">
            <text:p>2191</text:p>
          </table:table-cell>
          <table:table-cell table:formula="of:=[.F18]/[.$F$1]" office:value-type="float" office:value="21.91">
            <text:p>21.91</text:p>
          </table:table-cell>
          <table:table-cell table:formula="of:=POWER((LOG([.F18];2)/LOG([.$F$1];2)); [.$L$1])" office:value-type="float" office:value="2.99772630867425">
            <text:p>2.9977263087</text:p>
          </table:table-cell>
          <table:table-cell table:formula="of:=[.H18]*[.$C$1]" office:value-type="float" office:value="41.2756935441358">
            <text:p>41.2756935441</text:p>
          </table:table-cell>
          <table:table-cell table:formula="of:=[.H18]*[.$E$1]" office:value-type="float" office:value="101.023376602322">
            <text:p>101.0233766023</text:p>
          </table:table-cell>
          <table:table-cell table:number-columns-repeated="2"/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67">
            <text:p>167</text:p>
          </table:table-cell>
          <table:table-cell office:value-type="float" office:value="42.283">
            <text:p>42.283</text:p>
          </table:table-cell>
          <table:table-cell office:value-type="float" office:value="679">
            <text:p>679</text:p>
          </table:table-cell>
          <table:table-cell office:value-type="float" office:value="88.543">
            <text:p>88.543</text:p>
          </table:table-cell>
          <table:table-cell office:value-type="float" office:value="2629">
            <text:p>2629</text:p>
          </table:table-cell>
          <table:table-cell table:formula="of:=[.F19]/[.$F$1]" office:value-type="float" office:value="26.29">
            <text:p>26.29</text:p>
          </table:table-cell>
          <table:table-cell table:formula="of:=POWER((LOG([.F19];2)/LOG([.$F$1];2)); [.$L$1])" office:value-type="float" office:value="3.15177180386958">
            <text:p>3.1517718039</text:p>
          </table:table-cell>
          <table:table-cell table:formula="of:=[.H19]*[.$C$1]" office:value-type="float" office:value="43.3967459674803">
            <text:p>43.3967459675</text:p>
          </table:table-cell>
          <table:table-cell table:formula="of:=[.H19]*[.$E$1]" office:value-type="float" office:value="106.214709790405">
            <text:p>106.2147097904</text:p>
          </table:table-cell>
          <table:table-cell table:number-columns-repeated="2"/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85">
            <text:p>185</text:p>
          </table:table-cell>
          <table:table-cell office:value-type="float" office:value="44.456">
            <text:p>44.456</text:p>
          </table:table-cell>
          <table:table-cell office:value-type="float" office:value="6550">
            <text:p>6550</text:p>
          </table:table-cell>
          <table:table-cell office:value-type="float" office:value="91.08">
            <text:p>91.08</text:p>
          </table:table-cell>
          <table:table-cell office:value-type="float" office:value="3154">
            <text:p>3154</text:p>
          </table:table-cell>
          <table:table-cell table:formula="of:=[.F20]/[.$F$1]" office:value-type="float" office:value="31.54">
            <text:p>31.54</text:p>
          </table:table-cell>
          <table:table-cell table:formula="of:=POWER((LOG([.F20];2)/LOG([.$F$1];2)); [.$L$1])" office:value-type="float" office:value="3.30977985165934">
            <text:p>3.3097798517</text:p>
          </table:table-cell>
          <table:table-cell table:formula="of:=[.H20]*[.$C$1]" office:value-type="float" office:value="45.5723587774974">
            <text:p>45.5723587775</text:p>
          </table:table-cell>
          <table:table-cell table:formula="of:=[.H20]*[.$E$1]" office:value-type="float" office:value="111.53958100092">
            <text:p>111.5395810009</text:p>
          </table:table-cell>
          <table:table-cell table:number-columns-repeated="2"/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02">
            <text:p>202</text:p>
          </table:table-cell>
          <table:table-cell office:value-type="float" office:value="45.908">
            <text:p>45.908</text:p>
          </table:table-cell>
          <table:table-cell office:value-type="float" office:value="843">
            <text:p>843</text:p>
          </table:table-cell>
          <table:table-cell office:value-type="float" office:value="94.811">
            <text:p>94.811</text:p>
          </table:table-cell>
          <table:table-cell office:value-type="float" office:value="3784">
            <text:p>3784</text:p>
          </table:table-cell>
          <table:table-cell table:formula="of:=[.F21]/[.$F$1]" office:value-type="float" office:value="37.84">
            <text:p>37.84</text:p>
          </table:table-cell>
          <table:table-cell table:formula="of:=POWER((LOG([.F21];2)/LOG([.$F$1];2)); [.$L$1])" office:value-type="float" office:value="3.47194977513658">
            <text:p>3.4719497751</text:p>
          </table:table-cell>
          <table:table-cell table:formula="of:=[.H21]*[.$C$1]" office:value-type="float" office:value="47.8052764538556">
            <text:p>47.8052764539</text:p>
          </table:table-cell>
          <table:table-cell table:formula="of:=[.H21]*[.$E$1]" office:value-type="float" office:value="117.004707422103">
            <text:p>117.0047074221</text:p>
          </table:table-cell>
          <table:table-cell table:number-columns-repeated="2"/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05">
            <text:p>205</text:p>
          </table:table-cell>
          <table:table-cell office:value-type="float" office:value="49.879">
            <text:p>49.879</text:p>
          </table:table-cell>
          <table:table-cell office:value-type="float" office:value="2799">
            <text:p>2799</text:p>
          </table:table-cell>
          <table:table-cell office:value-type="float" office:value="98.915">
            <text:p>98.915</text:p>
          </table:table-cell>
          <table:table-cell office:value-type="float" office:value="4540">
            <text:p>4540</text:p>
          </table:table-cell>
          <table:table-cell table:formula="of:=[.F22]/[.$F$1]" office:value-type="float" office:value="45.4">
            <text:p>45.4</text:p>
          </table:table-cell>
          <table:table-cell table:formula="of:=POWER((LOG([.F22];2)/LOG([.$F$1];2)); [.$L$1])" office:value-type="float" office:value="3.63829088791603">
            <text:p>3.6382908879</text:p>
          </table:table-cell>
          <table:table-cell table:formula="of:=[.H22]*[.$C$1]" office:value-type="float" office:value="50.0956272357158">
            <text:p>50.0956272357</text:p>
          </table:table-cell>
          <table:table-cell table:formula="of:=[.H22]*[.$E$1]" office:value-type="float" office:value="122.61040292277">
            <text:p>122.6104029228</text:p>
          </table:table-cell>
          <table:table-cell table:number-columns-repeated="2"/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12">
            <text:p>212</text:p>
          </table:table-cell>
          <table:table-cell office:value-type="float" office:value="51.362">
            <text:p>51.362</text:p>
          </table:table-cell>
          <table:table-cell office:value-type="float" office:value="3934">
            <text:p>3934</text:p>
          </table:table-cell>
          <table:table-cell office:value-type="float" office:value="103.215">
            <text:p>103.215</text:p>
          </table:table-cell>
          <table:table-cell office:value-type="float" office:value="5448">
            <text:p>5448</text:p>
          </table:table-cell>
          <table:table-cell table:formula="of:=[.F23]/[.$F$1]" office:value-type="float" office:value="54.48">
            <text:p>54.48</text:p>
          </table:table-cell>
          <table:table-cell table:formula="of:=POWER((LOG([.F23];2)/LOG([.$F$1];2)); [.$L$1])" office:value-type="float" office:value="3.8089518806415">
            <text:p>3.8089518806</text:p>
          </table:table-cell>
          <table:table-cell table:formula="of:=[.H23]*[.$C$1]" office:value-type="float" office:value="52.4454584445529">
            <text:p>52.4454584446</text:p>
          </table:table-cell>
          <table:table-cell table:formula="of:=[.H23]*[.$E$1]" office:value-type="float" office:value="128.361678377619">
            <text:p>128.3616783776</text:p>
          </table:table-cell>
          <table:table-cell table:number-columns-repeated="2"/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14">
            <text:p>214</text:p>
          </table:table-cell>
          <table:table-cell office:value-type="float" office:value="54.053">
            <text:p>54.053</text:p>
          </table:table-cell>
          <table:table-cell office:value-type="float" office:value="1355">
            <text:p>1355</text:p>
          </table:table-cell>
          <table:table-cell office:value-type="float" office:value="106.508">
            <text:p>106.508</text:p>
          </table:table-cell>
          <table:table-cell office:value-type="float" office:value="6537">
            <text:p>6537</text:p>
          </table:table-cell>
          <table:table-cell table:formula="of:=[.F24]/[.$F$1]" office:value-type="float" office:value="65.37">
            <text:p>65.37</text:p>
          </table:table-cell>
          <table:table-cell table:formula="of:=POWER((LOG([.F24];2)/LOG([.$F$1];2)); [.$L$1])" office:value-type="float" office:value="3.98369728574817">
            <text:p>3.9836972857</text:p>
          </table:table-cell>
          <table:table-cell table:formula="of:=[.H24]*[.$C$1]" office:value-type="float" office:value="54.8515279274666">
            <text:p>54.8515279275</text:p>
          </table:table-cell>
          <table:table-cell table:formula="of:=[.H24]*[.$E$1]" office:value-type="float" office:value="134.250598529714">
            <text:p>134.2505985297</text:p>
          </table:table-cell>
          <table:table-cell table:number-columns-repeated="2"/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0">
            <text:p>240</text:p>
          </table:table-cell>
          <table:table-cell office:value-type="float" office:value="57.249">
            <text:p>57.249</text:p>
          </table:table-cell>
          <table:table-cell office:value-type="float" office:value="2219">
            <text:p>2219</text:p>
          </table:table-cell>
          <table:table-cell office:value-type="float" office:value="110.981">
            <text:p>110.981</text:p>
          </table:table-cell>
          <table:table-cell office:value-type="float" office:value="7844">
            <text:p>7844</text:p>
          </table:table-cell>
          <table:table-cell table:formula="of:=[.F25]/[.$F$1]" office:value-type="float" office:value="78.44">
            <text:p>78.44</text:p>
          </table:table-cell>
          <table:table-cell table:formula="of:=POWER((LOG([.F25];2)/LOG([.$F$1];2)); [.$L$1])" office:value-type="float" office:value="4.16266473765835">
            <text:p>4.1626647377</text:p>
          </table:table-cell>
          <table:table-cell table:formula="of:=[.H25]*[.$C$1]" office:value-type="float" office:value="57.3157307728178">
            <text:p>57.3157307728</text:p>
          </table:table-cell>
          <table:table-cell table:formula="of:=[.H25]*[.$E$1]" office:value-type="float" office:value="140.281801659086">
            <text:p>140.2818016591</text:p>
          </table:table-cell>
          <table:table-cell table:number-columns-repeated="2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27">
            <text:p>227</text:p>
          </table:table-cell>
          <table:table-cell office:value-type="float" office:value="57.972">
            <text:p>57.972</text:p>
          </table:table-cell>
          <table:table-cell office:value-type="float" office:value="6800">
            <text:p>6800</text:p>
          </table:table-cell>
          <table:table-cell office:value-type="float" office:value="114.399">
            <text:p>114.399</text:p>
          </table:table-cell>
          <table:table-cell office:value-type="float" office:value="9412">
            <text:p>9412</text:p>
          </table:table-cell>
          <table:table-cell table:formula="of:=[.F26]/[.$F$1]" office:value-type="float" office:value="94.12">
            <text:p>94.12</text:p>
          </table:table-cell>
          <table:table-cell table:formula="of:=POWER((LOG([.F26];2)/LOG([.$F$1];2)); [.$L$1])" office:value-type="float" office:value="4.34579307615069">
            <text:p>4.3457930762</text:p>
          </table:table-cell>
          <table:table-cell table:formula="of:=[.H26]*[.$C$1]" office:value-type="float" office:value="59.8372248655189">
            <text:p>59.8372248655</text:p>
          </table:table-cell>
          <table:table-cell table:formula="of:=[.H26]*[.$E$1]" office:value-type="float" office:value="146.453226666278">
            <text:p>146.4532266663</text:p>
          </table:table-cell>
          <table:table-cell table:number-columns-repeated="2"/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48">
            <text:p>248</text:p>
          </table:table-cell>
          <table:table-cell office:value-type="float" office:value="61.75">
            <text:p>61.75</text:p>
          </table:table-cell>
          <table:table-cell office:value-type="float" office:value="5932">
            <text:p>5932</text:p>
          </table:table-cell>
          <table:table-cell office:value-type="float" office:value="118.712">
            <text:p>118.712</text:p>
          </table:table-cell>
          <table:table-cell office:value-type="float" office:value="11294">
            <text:p>11294</text:p>
          </table:table-cell>
          <table:table-cell table:formula="of:=[.F27]/[.$F$1]" office:value-type="float" office:value="112.94">
            <text:p>112.94</text:p>
          </table:table-cell>
          <table:table-cell table:formula="of:=POWER((LOG([.F27];2)/LOG([.$F$1];2)); [.$L$1])" office:value-type="float" office:value="4.53317866324498">
            <text:p>4.5331786632</text:p>
          </table:table-cell>
          <table:table-cell table:formula="of:=[.H27]*[.$C$1]" office:value-type="float" office:value="62.4173370142202">
            <text:p>62.4173370142</text:p>
          </table:table-cell>
          <table:table-cell table:formula="of:=[.H27]*[.$E$1]" office:value-type="float" office:value="152.768120951356">
            <text:p>152.7681209514</text:p>
          </table:table-cell>
          <table:table-cell table:number-columns-repeated="2"/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93">
            <text:p>293</text:p>
          </table:table-cell>
          <table:table-cell office:value-type="float" office:value="64.5">
            <text:p>64.5</text:p>
          </table:table-cell>
          <table:table-cell office:value-type="float" office:value="10188">
            <text:p>10188</text:p>
          </table:table-cell>
          <table:table-cell office:value-type="float" office:value="125.399">
            <text:p>125.399</text:p>
          </table:table-cell>
          <table:table-cell office:value-type="float" office:value="13552">
            <text:p>13552</text:p>
          </table:table-cell>
          <table:table-cell table:formula="of:=[.F28]/[.$F$1]" office:value-type="float" office:value="135.52">
            <text:p>135.52</text:p>
          </table:table-cell>
          <table:table-cell table:formula="of:=POWER((LOG([.F28];2)/LOG([.$F$1];2)); [.$L$1])" office:value-type="float" office:value="4.72475879303785">
            <text:p>4.724758793</text:p>
          </table:table-cell>
          <table:table-cell table:formula="of:=[.H28]*[.$C$1]" office:value-type="float" office:value="65.0552038213381">
            <text:p>65.0552038213</text:p>
          </table:table-cell>
          <table:table-cell table:formula="of:=[.H28]*[.$E$1]" office:value-type="float" office:value="159.224371325376">
            <text:p>159.2243713254</text:p>
          </table:table-cell>
          <table:table-cell table:number-columns-repeated="2"/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78">
            <text:p>278</text:p>
          </table:table-cell>
          <table:table-cell office:value-type="float" office:value="67.468">
            <text:p>67.468</text:p>
          </table:table-cell>
          <table:table-cell office:value-type="float" office:value="5942">
            <text:p>5942</text:p>
          </table:table-cell>
          <table:table-cell office:value-type="float" office:value="128.536">
            <text:p>128.536</text:p>
          </table:table-cell>
          <table:table-cell office:value-type="float" office:value="16262">
            <text:p>16262</text:p>
          </table:table-cell>
          <table:table-cell table:formula="of:=[.F29]/[.$F$1]" office:value-type="float" office:value="162.62">
            <text:p>162.62</text:p>
          </table:table-cell>
          <table:table-cell table:formula="of:=POWER((LOG([.F29];2)/LOG([.$F$1];2)); [.$L$1])" office:value-type="float" office:value="4.92060629981925">
            <text:p>4.9206062998</text:p>
          </table:table-cell>
          <table:table-cell table:formula="of:=[.H29]*[.$C$1]" office:value-type="float" office:value="67.7518281422112">
            <text:p>67.7518281422</text:p>
          </table:table-cell>
          <table:table-cell table:formula="of:=[.H29]*[.$E$1]" office:value-type="float" office:value="165.824432303909">
            <text:p>165.8244323039</text:p>
          </table:table-cell>
          <table:table-cell table:number-columns-repeated="2"/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90">
            <text:p>290</text:p>
          </table:table-cell>
          <table:table-cell office:value-type="float" office:value="69.549">
            <text:p>69.549</text:p>
          </table:table-cell>
          <table:table-cell office:value-type="float" office:value="1820">
            <text:p>1820</text:p>
          </table:table-cell>
          <table:table-cell office:value-type="float" office:value="133.083">
            <text:p>133.083</text:p>
          </table:table-cell>
          <table:table-cell office:value-type="float" office:value="19514">
            <text:p>19514</text:p>
          </table:table-cell>
          <table:table-cell table:formula="of:=[.F30]/[.$F$1]" office:value-type="float" office:value="195.14">
            <text:p>195.14</text:p>
          </table:table-cell>
          <table:table-cell table:formula="of:=POWER((LOG([.F30];2)/LOG([.$F$1];2)); [.$L$1])" office:value-type="float" office:value="5.12070119505952">
            <text:p>5.1207011951</text:p>
          </table:table-cell>
          <table:table-cell table:formula="of:=[.H30]*[.$C$1]" office:value-type="float" office:value="70.5069347547745">
            <text:p>70.5069347548</text:p>
          </table:table-cell>
          <table:table-cell table:formula="of:=[.H30]*[.$E$1]" office:value-type="float" office:value="172.567630273506">
            <text:p>172.5676302735</text:p>
          </table:table-cell>
          <table:table-cell table:number-columns-repeated="2"/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04">
            <text:p>304</text:p>
          </table:table-cell>
          <table:table-cell office:value-type="float" office:value="73.12">
            <text:p>73.12</text:p>
          </table:table-cell>
          <table:table-cell office:value-type="float" office:value="1818">
            <text:p>1818</text:p>
          </table:table-cell>
          <table:table-cell office:value-type="float" office:value="136.253">
            <text:p>136.253</text:p>
          </table:table-cell>
          <table:table-cell office:value-type="float" office:value="23416">
            <text:p>23416</text:p>
          </table:table-cell>
          <table:table-cell table:formula="of:=[.F31]/[.$F$1]" office:value-type="float" office:value="234.16">
            <text:p>234.16</text:p>
          </table:table-cell>
          <table:table-cell table:formula="of:=POWER((LOG([.F31];2)/LOG([.$F$1];2)); [.$L$1])" office:value-type="float" office:value="5.32503472321362">
            <text:p>5.3250347232</text:p>
          </table:table-cell>
          <table:table-cell table:formula="of:=[.H31]*[.$C$1]" office:value-type="float" office:value="73.3204031039283">
            <text:p>73.3204031039</text:p>
          </table:table-cell>
          <table:table-cell table:formula="of:=[.H31]*[.$E$1]" office:value-type="float" office:value="179.453670172299">
            <text:p>179.4536701723</text:p>
          </table:table-cell>
          <table:table-cell table:number-columns-repeated="2"/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299">
            <text:p>299</text:p>
          </table:table-cell>
          <table:table-cell office:value-type="float" office:value="75.53">
            <text:p>75.53</text:p>
          </table:table-cell>
          <table:table-cell office:value-type="float" office:value="5669">
            <text:p>5669</text:p>
          </table:table-cell>
          <table:table-cell office:value-type="float" office:value="141.952">
            <text:p>141.952</text:p>
          </table:table-cell>
          <table:table-cell office:value-type="float" office:value="28099">
            <text:p>28099</text:p>
          </table:table-cell>
          <table:table-cell table:formula="of:=[.F32]/[.$F$1]" office:value-type="float" office:value="280.99">
            <text:p>280.99</text:p>
          </table:table-cell>
          <table:table-cell table:formula="of:=POWER((LOG([.F32];2)/LOG([.$F$1];2)); [.$L$1])" office:value-type="float" office:value="5.53366389471025">
            <text:p>5.5336638947</text:p>
          </table:table-cell>
          <table:table-cell table:formula="of:=[.H32]*[.$C$1]" office:value-type="float" office:value="76.1930181662655">
            <text:p>76.1930181663</text:p>
          </table:table-cell>
          <table:table-cell table:formula="of:=[.H32]*[.$E$1]" office:value-type="float" office:value="186.484473251736">
            <text:p>186.4844732517</text:p>
          </table:table-cell>
          <table:table-cell table:number-columns-repeated="2"/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297">
            <text:p>297</text:p>
          </table:table-cell>
          <table:table-cell office:value-type="float" office:value="78.227">
            <text:p>78.227</text:p>
          </table:table-cell>
          <table:table-cell office:value-type="float" office:value="11642">
            <text:p>11642</text:p>
          </table:table-cell>
          <table:table-cell office:value-type="float" office:value="146.586">
            <text:p>146.586</text:p>
          </table:table-cell>
          <table:table-cell office:value-type="float" office:value="33718">
            <text:p>33718</text:p>
          </table:table-cell>
          <table:table-cell table:formula="of:=[.F33]/[.$F$1]" office:value-type="float" office:value="337.18">
            <text:p>337.18</text:p>
          </table:table-cell>
          <table:table-cell table:formula="of:=POWER((LOG([.F33];2)/LOG([.$F$1];2)); [.$L$1])" office:value-type="float" office:value="5.74654985641024">
            <text:p>5.7465498564</text:p>
          </table:table-cell>
          <table:table-cell table:formula="of:=[.H33]*[.$C$1]" office:value-type="float" office:value="79.1242449729125">
            <text:p>79.1242449729</text:p>
          </table:table-cell>
          <table:table-cell table:formula="of:=[.H33]*[.$E$1]" office:value-type="float" office:value="193.658730161025">
            <text:p>193.658730161</text:p>
          </table:table-cell>
          <table:table-cell table:number-columns-repeated="2"/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45">
            <text:p>345</text:p>
          </table:table-cell>
          <table:table-cell office:value-type="float" office:value="82.065">
            <text:p>82.065</text:p>
          </table:table-cell>
          <table:table-cell office:value-type="float" office:value="4556">
            <text:p>4556</text:p>
          </table:table-cell>
          <table:table-cell office:value-type="float" office:value="150.576">
            <text:p>150.576</text:p>
          </table:table-cell>
          <table:table-cell office:value-type="float" office:value="40461">
            <text:p>40461</text:p>
          </table:table-cell>
          <table:table-cell table:formula="of:=[.F34]/[.$F$1]" office:value-type="float" office:value="404.61">
            <text:p>404.61</text:p>
          </table:table-cell>
          <table:table-cell table:formula="of:=POWER((LOG([.F34];2)/LOG([.$F$1];2)); [.$L$1])" office:value-type="float" office:value="5.96373269555187">
            <text:p>5.9637326956</text:p>
          </table:table-cell>
          <table:table-cell table:formula="of:=[.H34]*[.$C$1]" office:value-type="float" office:value="82.1146354850537">
            <text:p>82.1146354851</text:p>
          </table:table-cell>
          <table:table-cell table:formula="of:=[.H34]*[.$E$1]" office:value-type="float" office:value="200.977791840098">
            <text:p>200.9777918401</text:p>
          </table:table-cell>
          <table:table-cell table:number-columns-repeated="2"/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25">
            <text:p>325</text:p>
          </table:table-cell>
          <table:table-cell office:value-type="float" office:value="82.731">
            <text:p>82.731</text:p>
          </table:table-cell>
          <table:table-cell office:value-type="float" office:value="3105">
            <text:p>3105</text:p>
          </table:table-cell>
          <table:table-cell office:value-type="float" office:value="155.632">
            <text:p>155.632</text:p>
          </table:table-cell>
          <table:table-cell office:value-type="float" office:value="48553">
            <text:p>48553</text:p>
          </table:table-cell>
          <table:table-cell table:formula="of:=[.F35]/[.$F$1]" office:value-type="float" office:value="485.53">
            <text:p>485.53</text:p>
          </table:table-cell>
          <table:table-cell table:formula="of:=POWER((LOG([.F35];2)/LOG([.$F$1];2)); [.$L$1])" office:value-type="float" office:value="6.18522568048433">
            <text:p>6.1852256805</text:p>
          </table:table-cell>
          <table:table-cell table:formula="of:=[.H35]*[.$C$1]" office:value-type="float" office:value="85.1643723945887">
            <text:p>85.1643723946</text:p>
          </table:table-cell>
          <table:table-cell table:formula="of:=[.H35]*[.$E$1]" office:value-type="float" office:value="208.442105432322">
            <text:p>208.4421054323</text:p>
          </table:table-cell>
          <table:table-cell table:number-columns-repeated="2"/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34">
            <text:p>334</text:p>
          </table:table-cell>
          <table:table-cell office:value-type="float" office:value="87.178">
            <text:p>87.178</text:p>
          </table:table-cell>
          <table:table-cell office:value-type="float" office:value="4445">
            <text:p>4445</text:p>
          </table:table-cell>
          <table:table-cell office:value-type="float" office:value="160.418">
            <text:p>160.418</text:p>
          </table:table-cell>
          <table:table-cell office:value-type="float" office:value="58263">
            <text:p>58263</text:p>
          </table:table-cell>
          <table:table-cell table:formula="of:=[.F36]/[.$F$1]" office:value-type="float" office:value="582.63">
            <text:p>582.63</text:p>
          </table:table-cell>
          <table:table-cell table:formula="of:=POWER((LOG([.F36];2)/LOG([.$F$1];2)); [.$L$1])" office:value-type="float" office:value="6.41101871813042">
            <text:p>6.4110187181</text:p>
          </table:table-cell>
          <table:table-cell table:formula="of:=[.H36]*[.$C$1]" office:value-type="float" office:value="88.2733167299377">
            <text:p>88.2733167299</text:p>
          </table:table-cell>
          <table:table-cell table:formula="of:=[.H36]*[.$E$1]" office:value-type="float" office:value="216.051330800995">
            <text:p>216.051330801</text:p>
          </table:table-cell>
          <table:table-cell table:number-columns-repeated="2"/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53">
            <text:p>353</text:p>
          </table:table-cell>
          <table:table-cell office:value-type="float" office:value="90.969">
            <text:p>90.969</text:p>
          </table:table-cell>
          <table:table-cell office:value-type="float" office:value="7671">
            <text:p>7671</text:p>
          </table:table-cell>
          <table:table-cell office:value-type="float" office:value="166.019">
            <text:p>166.019</text:p>
          </table:table-cell>
          <table:table-cell office:value-type="float" office:value="69915">
            <text:p>69915</text:p>
          </table:table-cell>
          <table:table-cell table:formula="of:=[.F37]/[.$F$1]" office:value-type="float" office:value="699.15">
            <text:p>699.15</text:p>
          </table:table-cell>
          <table:table-cell table:formula="of:=POWER((LOG([.F37];2)/LOG([.$F$1];2)); [.$L$1])" office:value-type="float" office:value="6.64113154482965">
            <text:p>6.6411315448</text:p>
          </table:table-cell>
          <table:table-cell table:formula="of:=[.H37]*[.$C$1]" office:value-type="float" office:value="91.4417402407594">
            <text:p>91.4417402408</text:p>
          </table:table-cell>
          <table:table-cell table:formula="of:=[.H37]*[.$E$1]" office:value-type="float" office:value="223.806133060759">
            <text:p>223.8061330608</text:p>
          </table:table-cell>
          <table:table-cell table:number-columns-repeated="2"/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76">
            <text:p>376</text:p>
          </table:table-cell>
          <table:table-cell office:value-type="float" office:value="95.157">
            <text:p>95.157</text:p>
          </table:table-cell>
          <table:table-cell office:value-type="float" office:value="6962">
            <text:p>6962</text:p>
          </table:table-cell>
          <table:table-cell office:value-type="float" office:value="170.992">
            <text:p>170.992</text:p>
          </table:table-cell>
          <table:table-cell office:value-type="float" office:value="83898">
            <text:p>83898</text:p>
          </table:table-cell>
          <table:table-cell table:formula="of:=[.F38]/[.$F$1]" office:value-type="float" office:value="838.98">
            <text:p>838.98</text:p>
          </table:table-cell>
          <table:table-cell table:formula="of:=POWER((LOG([.F38];2)/LOG([.$F$1];2)); [.$L$1])" office:value-type="float" office:value="6.87558316563423">
            <text:p>6.8755831656</text:p>
          </table:table-cell>
          <table:table-cell table:formula="of:=[.H38]*[.$C$1]" office:value-type="float" office:value="94.6699046076177">
            <text:p>94.6699046076</text:p>
          </table:table-cell>
          <table:table-cell table:formula="of:=[.H38]*[.$E$1]" office:value-type="float" office:value="231.707152681873">
            <text:p>231.7071526819</text:p>
          </table:table-cell>
          <table:table-cell table:number-columns-repeated="2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11:58:2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35:00.56</meta:creation-date>
    <dc:date>2018-12-28T11:58:25.22</dc:date>
    <meta:editing-duration>PT28M42S</meta:editing-duration>
    <meta:editing-cycles>7</meta:editing-cycles>
    <meta:generator>OpenOffice/4.1.5$Win32 OpenOffice.org_project/415m1$Build-9789</meta:generator>
    <meta:document-statistic meta:table-count="3" meta:cell-count="382" meta:object-count="0"/>
  </office:meta>
</office:document-meta>
</file>